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169cm" fo:break-before="auto" style:use-optimal-row-height="true"/>
    </style:style>
    <style:style style:name="ro9" style:family="table-row">
      <style:table-row-properties style:row-height="0.614cm" fo:break-before="auto" style:use-optimal-row-height="true"/>
    </style:style>
    <style:style style:name="ro10" style:family="table-row">
      <style:table-row-properties style:row-height="0.5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order="0.002cm solid #000000"/>
    </style:style>
    <style:style style:name="ce5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8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2-04T10:45:12.65">
            <text:p>2020/2/4 10:4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1">
            <text:p>11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">
            <text:p>3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2-04T10:45:12.81">
            <text:p>2020/2/4 10:45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24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5" table:formula="of:=CONCATENATE(&quot;sn(&quot;;MAX(range_sn);&quot;)&quot;)" office:value-type="string" office:string-value="sn(147)">
            <text:p>sn(147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9"/>
          <table:table-cell table:style-name="ce60" table:formula="of:=CONCATENATE(&quot;sn(&quot;;MAX([.L2:.L25]);&quot;)&quot;)" office:value-type="string" office:string-value="sn(23)">
            <text:p>sn(23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/>
          <table:table-cell table:style-name="ce60" office:value-type="string">
            <text:p>sn(19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83">
            <text:p>83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1~sec-B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2T09:35:49.14">
            <text:p>2020/1/12 9:35</text:p>
          </table:table-cell>
          <table:table-cell table:style-name="Default"/>
          <table:table-cell table:style-name="ce52"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84">
            <text:p>84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ex,prev-R.2 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2T09:35:49.14">
            <text:p>2020/1/12 9:35</text:p>
          </table:table-cell>
          <table:table-cell table:style-name="Default"/>
          <table:table-cell table:style-name="ce52"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85">
            <text:p>85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new,backing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2T09:35:49.14">
            <text:p>2020/1/12 9:35</text:p>
          </table:table-cell>
          <table:table-cell table:style-name="ce59" office:value-type="string">
            <text:p>*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86">
            <text:p>86</text:p>
          </table:table-cell>
          <table:table-cell table:style-name="ce36" office:value-type="float" office:value="4">
            <text:p>4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3,derivative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2T09:35:49.14">
            <text:p>2020/1/12 9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3">
            <text:p>3</text:p>
          </table:table-cell>
          <table:table-cell table:style-name="ce64" office:value-type="string">
            <text:p>c.p.</text:p>
          </table:table-cell>
          <table:table-cell table:style-name="ce66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1" office:value-type="float" office:value="3">
            <text:p>3</text:p>
          </table:table-cell>
          <table:table-cell table:style-name="ce64" office:value-type="string">
            <text:p>c.p.</text:p>
          </table:table-cell>
          <table:table-cell table:style-name="ce66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87">
            <text:p>87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lues-like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2T09:39:06.18">
            <text:p>2020/1/12 9:3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4">
            <text:p>4</text:p>
          </table:table-cell>
          <table:table-cell table:style-name="ce64" office:value-type="string">
            <text:p>chord</text:p>
          </table:table-cell>
          <table:table-cell table:style-name="ce66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1" office:value-type="float" office:value="4">
            <text:p>4</text:p>
          </table:table-cell>
          <table:table-cell table:style-name="ce64" office:value-type="string">
            <text:p>chord</text:p>
          </table:table-cell>
          <table:table-cell table:style-name="ce66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88">
            <text:p>88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ossa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2T09:39:06.18">
            <text:p>2020/1/12 9:3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7">
            <text:p>17</text:p>
          </table:table-cell>
          <table:table-cell table:style-name="ce64" office:value-type="string">
            <text:p>chord-table</text:p>
          </table:table-cell>
          <table:table-cell table:style-name="ce66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1" office:value-type="float" office:value="17">
            <text:p>17</text:p>
          </table:table-cell>
          <table:table-cell table:style-name="ce64" office:value-type="string">
            <text:p>chord-table</text:p>
          </table:table-cell>
          <table:table-cell table:style-name="ce66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6" office:value-type="float" office:value="89">
            <text:p>89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0-5-5のテーマ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2T09:39:06.18">
            <text:p>2020/1/12 9:3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6">
            <text:p>16</text:p>
          </table:table-cell>
          <table:table-cell table:style-name="ce64" office:value-type="string">
            <text:p>etude</text:p>
          </table:table-cell>
          <table:table-cell table:style-name="ce66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1" office:value-type="float" office:value="16">
            <text:p>16</text:p>
          </table:table-cell>
          <table:table-cell table:style-name="ce64" office:value-type="string">
            <text:p>etude</text:p>
          </table:table-cell>
          <table:table-cell table:style-name="ce66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6" office:value-type="float" office:value="80">
            <text:p>8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7/23.14:50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2T09:31:22.89">
            <text:p>2020/1/12 9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5">
            <text:p>5</text:p>
          </table:table-cell>
          <table:table-cell table:style-name="ce65" office:value-type="string">
            <text:p>finger positions</text:p>
          </table:table-cell>
          <table:table-cell table:style-name="ce66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1" office:value-type="float" office:value="5">
            <text:p>5</text:p>
          </table:table-cell>
          <table:table-cell table:style-name="ce65" office:value-type="string">
            <text:p>finger positions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81">
            <text:p>8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2T09:31:22.89">
            <text:p>2020/1/12 9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6">
            <text:p>6</text:p>
          </table:table-cell>
          <table:table-cell table:style-name="ce64" office:value-type="string">
            <text:p>frase</text:p>
          </table:table-cell>
          <table:table-cell table:style-name="ce66" table:formula="of:=COUNTIF(range_genre;[.M10])+[.S10]" office:value-type="float" office:value="103">
            <text:p>103</text:p>
          </table:table-cell>
          <table:table-cell table:style-name="ce46" office:value-type="string">
            <text:p>f</text:p>
          </table:table-cell>
          <table:table-cell/>
          <table:table-cell table:style-name="ce61" office:value-type="float" office:value="6">
            <text:p>6</text:p>
          </table:table-cell>
          <table:table-cell table:style-name="ce64" office:value-type="string">
            <text:p>frase</text:p>
          </table:table-cell>
          <table:table-cell table:style-name="ce66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82">
            <text:p>8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,use-hm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12T09:31:22.89">
            <text:p>2020/1/12 9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1">
            <text:p>21</text:p>
          </table:table-cell>
          <table:table-cell table:style-name="ce64" office:value-type="string">
            <text:p>fs</text:p>
          </table:table-cell>
          <table:table-cell table:style-name="ce66" table:formula="of:=COUNTIF(range_genre;[.M11])+[.S11]" office:value-type="float" office:value="14">
            <text:p>14</text:p>
          </table:table-cell>
          <table:table-cell table:style-name="ce46" office:value-type="string">
            <text:p>fs</text:p>
          </table:table-cell>
          <table:table-cell/>
          <table:table-cell table:style-name="ce61" office:value-type="float" office:value="7">
            <text:p>7</text:p>
          </table:table-cell>
          <table:table-cell table:style-name="ce64" office:value-type="string">
            <text:p>harmonics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7" office:value-type="date" office:date-value="2019-12-17T09:01:44.68">
            <text:p>2019/12/17 9:0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7">
            <text:p>7</text:p>
          </table:table-cell>
          <table:table-cell table:style-name="ce64" office:value-type="string">
            <text:p>harmonics</text:p>
          </table:table-cell>
          <table:table-cell table:style-name="ce66" table:formula="of:=COUNTIF(range_genre;[.M12])+[.S12]" office:value-type="float" office:value="3">
            <text:p>3</text:p>
          </table:table-cell>
          <table:table-cell table:style-name="ce46" office:value-type="string">
            <text:p>hn</text:p>
          </table:table-cell>
          <table:table-cell/>
          <table:table-cell table:style-name="ce61" office:value-type="float" office:value="8">
            <text:p>8</text:p>
          </table:table-cell>
          <table:table-cell table:style-name="ce64" office:value-type="string">
            <text:p>harmony</text:p>
          </table:table-cell>
          <table:table-cell table:style-name="ce66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19-12-17T09:02:33.13">
            <text:p>2019/12/17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8">
            <text:p>8</text:p>
          </table:table-cell>
          <table:table-cell table:style-name="ce64" office:value-type="string">
            <text:p>harmony</text:p>
          </table:table-cell>
          <table:table-cell table:style-name="ce66" table:formula="of:=COUNTIF(range_genre;[.M13])+[.S13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1" office:value-type="float" office:value="15">
            <text:p>15</text:p>
          </table:table-cell>
          <table:table-cell table:style-name="ce64" office:value-type="string">
            <text:p>memo</text:p>
          </table:table-cell>
          <table:table-cell table:style-name="ce66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115">
            <text:p>115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~,ref=2019-1216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25T09:11:16.83">
            <text:p>2020/1/25 9:1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5">
            <text:p>15</text:p>
          </table:table-cell>
          <table:table-cell table:style-name="ce64" office:value-type="string">
            <text:p>memo</text:p>
          </table:table-cell>
          <table:table-cell table:style-name="ce66" table:formula="of:=COUNTIF(range_genre;[.M14])+[.S14]" office:value-type="float" office:value="9">
            <text:p>9</text:p>
          </table:table-cell>
          <table:table-cell table:style-name="ce46" office:value-type="string">
            <text:p>m</text:p>
          </table:table-cell>
          <table:table-cell/>
          <table:table-cell table:style-name="ce61" office:value-type="float" office:value="19">
            <text:p>19</text:p>
          </table:table-cell>
          <table:table-cell table:style-name="ce64" office:value-type="string">
            <text:p>other</text:p>
          </table:table-cell>
          <table:table-cell table:style-name="ce66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17">
            <text:p>1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ection=CODA,score+,ref=2019-1216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9">
            <text:p>19</text:p>
          </table:table-cell>
          <table:table-cell table:style-name="ce64" office:value-type="string">
            <text:p>other</text:p>
          </table:table-cell>
          <table:table-cell table:style-name="ce66" table:formula="of:=COUNTIF(range_genre;[.M15])+[.S15]" office:value-type="float" office:value="32">
            <text:p>32</text:p>
          </table:table-cell>
          <table:table-cell table:style-name="ce46" office:value-type="string">
            <text:p>ot</text:p>
          </table:table-cell>
          <table:table-cell/>
          <table:table-cell table:style-name="ce61" office:value-type="float" office:value="9">
            <text:p>9</text:p>
          </table:table-cell>
          <table:table-cell table:style-name="ce64" office:value-type="string">
            <text:p>research</text:p>
          </table:table-cell>
          <table:table-cell table:style-name="ce66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7T09:01:44.68">
            <text:p>2019/12/17 9:0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2">
            <text:p>22</text:p>
          </table:table-cell>
          <table:table-cell table:style-name="ce64" office:value-type="string">
            <text:p>practice</text:p>
          </table:table-cell>
          <table:table-cell table:style-name="ce66" table:formula="of:=COUNTIF(range_genre;[.M16])+[.S16]" office:value-type="float" office:value="3">
            <text:p>3</text:p>
          </table:table-cell>
          <table:table-cell table:style-name="ce46" office:value-type="string">
            <text:p>p</text:p>
          </table:table-cell>
          <table:table-cell/>
          <table:table-cell table:style-name="ce61" office:value-type="float" office:value="10">
            <text:p>10</text:p>
          </table:table-cell>
          <table:table-cell table:style-name="ce64" office:value-type="string">
            <text:p>rhythm</text:p>
          </table:table-cell>
          <table:table-cell table:style-name="ce66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19-12-19T10:19:31.86">
            <text:p>2019/12/19 10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9">
            <text:p>9</text:p>
          </table:table-cell>
          <table:table-cell table:style-name="ce64" office:value-type="string">
            <text:p>research</text:p>
          </table:table-cell>
          <table:table-cell table:style-name="ce66" table:formula="of:=COUNTIF(range_genre;[.M17])+[.S17]" office:value-type="float" office:value="4">
            <text:p>4</text:p>
          </table:table-cell>
          <table:table-cell table:style-name="ce46" office:value-type="string">
            <text:p>rs</text:p>
          </table:table-cell>
          <table:table-cell/>
          <table:table-cell table:style-name="ce61" office:value-type="float" office:value="18">
            <text:p>18</text:p>
          </table:table-cell>
          <table:table-cell table:style-name="ce64" office:value-type="string">
            <text:p>scale-table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20T09:32:47.9">
            <text:p>2019/12/20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0">
            <text:p>10</text:p>
          </table:table-cell>
          <table:table-cell table:style-name="ce64" office:value-type="string">
            <text:p>rhythm</text:p>
          </table:table-cell>
          <table:table-cell table:style-name="ce66" table:formula="of:=COUNTIF(range_genre;[.M18])+[.S18]" office:value-type="float" office:value="3">
            <text:p>3</text:p>
          </table:table-cell>
          <table:table-cell table:style-name="ce46" office:value-type="string">
            <text:p>rt</text:p>
          </table:table-cell>
          <table:table-cell/>
          <table:table-cell table:style-name="ce61" office:value-type="float" office:value="14">
            <text:p>14</text:p>
          </table:table-cell>
          <table:table-cell table:style-name="ce64" office:value-type="string">
            <text:p>song</text:p>
          </table:table-cell>
          <table:table-cell table:style-name="ce66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19-12-22T11:32:14.25">
            <text:p>2019/12/22 11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8">
            <text:p>18</text:p>
          </table:table-cell>
          <table:table-cell table:style-name="ce64" office:value-type="string">
            <text:p>scale-table</text:p>
          </table:table-cell>
          <table:table-cell table:style-name="ce66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1" office:value-type="float" office:value="11">
            <text:p>11</text:p>
          </table:table-cell>
          <table:table-cell table:style-name="ce64" office:value-type="string">
            <text:p>struct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8(1).n,score+,for=flamenco:shuffle</text:p>
          </table:table-cell>
          <table:table-cell table:style-name="ce49" office:value-type="string">
            <text:p>2020-01-07_18-39-1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8T09:19:34.76">
            <text:p>2020/1/8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4">
            <text:p>14</text:p>
          </table:table-cell>
          <table:table-cell table:style-name="ce64" office:value-type="string">
            <text:p>song</text:p>
          </table:table-cell>
          <table:table-cell table:style-name="ce66" table:formula="of:=COUNTIF(range_genre;[.M20])+[.S20]" office:value-type="float" office:value="17">
            <text:p>17</text:p>
          </table:table-cell>
          <table:table-cell table:style-name="ce46" office:value-type="string">
            <text:p>s</text:p>
          </table:table-cell>
          <table:table-cell/>
          <table:table-cell table:style-name="ce61" office:value-type="float" office:value="12">
            <text:p>12</text:p>
          </table:table-cell>
          <table:table-cell table:style-name="ce64" office:value-type="string">
            <text:p>technique</text:p>
          </table:table-cell>
          <table:table-cell table:style-name="ce66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3.a.n,score+,for=flamenco:shuffle+percussion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6T11:17:59.090001">
            <text:p>2020/1/16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1">
            <text:p>11</text:p>
          </table:table-cell>
          <table:table-cell table:style-name="ce64" office:value-type="string">
            <text:p>struct</text:p>
          </table:table-cell>
          <table:table-cell table:style-name="ce66" table:formula="of:=COUNTIF(range_genre;[.M21])+[.S21]" office:value-type="float" office:value="13">
            <text:p>13</text:p>
          </table:table-cell>
          <table:table-cell table:style-name="ce46" office:value-type="string">
            <text:p>st</text:p>
          </table:table-cell>
          <table:table-cell/>
          <table:table-cell table:style-name="ce61" office:value-type="float" office:value="20">
            <text:p>20</text:p>
          </table:table-cell>
          <table:table-cell table:style-name="ce64" office:value-type="string">
            <text:p>wu</text:p>
          </table:table-cell>
          <table:table-cell table:style-name="ce66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4.n,r,for=flamenco:shuffle+percussion,score+,t.90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7T09:12:26.84">
            <text:p>2020/1/17 9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2">
            <text:p>12</text:p>
          </table:table-cell>
          <table:table-cell table:style-name="ce64" office:value-type="string">
            <text:p>technique</text:p>
          </table:table-cell>
          <table:table-cell table:style-name="ce66" table:formula="of:=COUNTIF(range_genre;[.M22])+[.S22]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04">
            <text:p>10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5)-1.n,t.85,score+,for=flamenco:shuffle+percussion</text:p>
          </table:table-cell>
          <table:table-cell table:style-name="ce49" office:value-type="string">
            <text:p>2020-01-20_18-59-5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21T10:32:33.82">
            <text:p>2020/1/21 10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0">
            <text:p>20</text:p>
          </table:table-cell>
          <table:table-cell table:style-name="ce64" office:value-type="string">
            <text:p>wu</text:p>
          </table:table-cell>
          <table:table-cell table:style-name="ce66" table:formula="of:=COUNTIF(range_genre;[.M23])+[.S23]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07">
            <text:p>10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1)-1.n,t.75,score~,t.85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22T12:50:59.84">
            <text:p>2020/1/22 12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3">
            <text:p>23</text:p>
          </table:table-cell>
          <table:table-cell table:style-name="ce64" office:value-type="string">
            <text:p>task</text:p>
          </table:table-cell>
          <table:table-cell table:style-name="ce66" table:formula="of:=COUNTIF(range_genre;[.M24])+[.S24]" office:value-type="float" office:value="1">
            <text:p>1</text:p>
          </table:table-cell>
          <table:table-cell table:style-name="ce46" office:value-type="string">
            <text:p>task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13">
            <text:p>11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1)-1,t.85,score~,t.85 </text:p>
          </table:table-cell>
          <table:table-cell table:style-name="ce49"/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5T09:11:16.83">
            <text:p>2020/1/25 9:1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4">
            <text:p>114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1),t.105,score~ </text:p>
          </table:table-cell>
          <table:table-cell table:style-name="ce49"/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5T09:11:16.83">
            <text:p>2020/1/25 9:1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0">
            <text:p>120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2)-1.n,t.85,score~,t.85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1">
            <text:p>121</text:p>
          </table:table-cell>
          <table:table-cell table:style-name="ce36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3)-1.n,t.85,score~,t.85,R=3 / N+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4">
            <text:p>124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2)-1.n,t.100,score+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7T10:55:05.56">
            <text:p>2020/1/27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7">
            <text:p>12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2)-1①②③,t.100,score~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8">
            <text:p>12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2)-1④⑥,t.100,score+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9">
            <text:p>129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4)-1.n,t.100,score+</text:p>
          </table:table-cell>
          <table:table-cell table:style-name="ce49" office:value-type="string">
            <text:p>2020-01-27_19-03-04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3">
            <text:p>13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⑤,score~,t.80</text:p>
          </table:table-cell>
          <table:table-cell table:style-name="ce49" office:value-type="string">
            <text:p>2020-01-28_18-31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29T12:02:04.43">
            <text:p>2020/1/29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6">
            <text:p>13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⑥,score+,t.80</text:p>
          </table:table-cell>
          <table:table-cell table:style-name="ce49" office:value-type="string">
            <text:p>2020-01-29_19-09-49_000.jpg</text:p>
          </table:table-cell>
          <table:table-cell table:number-columns-repeated="2" table:style-name="ce36" office:value-type="string">
            <text:p>-</text:p>
          </table:table-cell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5">
            <text:p>145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⑥-2,score+,t.60</text:p>
          </table:table-cell>
          <table:table-cell table:style-name="ce49" office:value-type="string">
            <text:p>2020-02-01_19-02-3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2-02T09:53:14.130001">
            <text:p>2020/2/2 9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7" office:value-type="date" office:date-value="2019-12-10T10:00:41.54">
            <text:p>2019/12/10 1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0T10:00:41.54">
            <text:p>2019/12/10 1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1T12:07:19.81">
            <text:p>2019/12/11 12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1T12:07:19.81">
            <text:p>2019/12/11 12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11T12:07:19.81">
            <text:p>2019/12/11 12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2">
            <text:p>2019/12/12 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12">
            <text:p>2019/12/12 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12">
            <text:p>2019/12/12 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3T08:59:07.25">
            <text:p>2019/12/13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17T09:02:33.13">
            <text:p>2019/12/17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7" office:value-type="date" office:date-value="2019-12-18T14:33:06.060001">
            <text:p>2019/12/18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7" office:value-type="date" office:date-value="2019-12-18T14:33:06.060001">
            <text:p>2019/12/18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7" office:value-type="date" office:date-value="2019-12-19T10:19:31.86">
            <text:p>2019/12/19 10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20T09:32:47.9">
            <text:p>2019/12/20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19-12-23T09:33:28.96">
            <text:p>2019/12/23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7" office:value-type="date" office:date-value="2019-12-23T09:33:28.96">
            <text:p>2019/12/23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6">
            <text:p>7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60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09T10:47:02.76">
            <text:p>2020/1/9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9">
            <text:p>7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</text:p>
          </table:table-cell>
          <table:table-cell table:style-name="ce49" office:value-type="string">
            <text:p>2020-01-09_18-47-04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1T13:44:22.04">
            <text:p>2020/1/11 13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3">
            <text:p>9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 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3T09:00:38.32">
            <text:p>2020/1/13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3,score+,for=flamenco:shuffle+percussion,score~ </text:p>
          </table:table-cell>
          <table:table-cell table:style-name="ce49" office:value-type="string">
            <text:p>2020-01-14_18-24-0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6T11:17:59.090001">
            <text:p>2020/1/16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3">
            <text:p>10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for=flamenco:shuffle+percussion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1T10:32:33.82">
            <text:p>2020/1/21 10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8">
            <text:p>108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(1),t.90,score+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22T12:50:59.84">
            <text:p>2020/1/22 12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0">
            <text:p>11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9(1)-1,t.85,score~ 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3T13:35:53.98">
            <text:p>2020/1/23 13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1">
            <text:p>11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(1)-1,t.85,score+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3T13:35:53.98">
            <text:p>2020/1/23 13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9">
            <text:p>119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9(1)-1,t.85,score+ 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2">
            <text:p>1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,score~,memo=2020-0126</text:p>
          </table:table-cell>
          <table:table-cell table:style-name="ce49" office:value-type="string">
            <text:p>2020-01-28_18-31-3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9T12:02:04.43">
            <text:p>2020/1/29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9">
            <text:p>13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④;⑥,score-compi,score~,ch.~,t.90</text:p>
          </table:table-cell>
          <table:table-cell table:style-name="ce49" office:value-type="string">
            <text:p>2020-01-30_19-01-1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2-01T11:17:01.140001">
            <text:p>2020/2/1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3">
            <text:p>6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t.65,score+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6T11:29:56.06">
            <text:p>2020/1/6 11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4">
            <text:p>9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b.o.=m-4,t.65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3T09:00:38.32">
            <text:p>2020/1/13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6">
            <text:p>9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.n,score+,ch.A6+3</text:p>
          </table:table-cell>
          <table:table-cell table:style-name="ce49" office:value-type="string">
            <text:p>2020-01-13_20-10-41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4T08:42:34.52">
            <text:p>2020/1/14 8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3">
            <text:p>7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+5+6+7;A+2+3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9T10:47:02.76">
            <text:p>2020/1/9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1">
            <text:p>9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3T09:00:38.32">
            <text:p>2020/1/13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7">
            <text:p>7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1T13:44:22.04">
            <text:p>2020/1/11 13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5">
            <text:p>105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+,k.D+5+6+7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1T10:32:33.82">
            <text:p>2020/1/21 10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5">
            <text:p>9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patt-1(1).n,score+,ch.D,R=1,patt-1(2).n,score+,ch.A </text:p>
          </table:table-cell>
          <table:table-cell table:style-name="ce49" office:value-type="string">
            <text:p>2020-01-13_20-10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4T08:42:34.52">
            <text:p>2020/1/14 8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1">
            <text:p>10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patt-1(1),score~,ch.D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1T10:32:33.82">
            <text:p>2020/1/21 10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2">
            <text:p>10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,ch.A</text:p>
          </table:table-cell>
          <table:table-cell table:style-name="ce49" office:value-type="string">
            <text:p>2020-01-20_18-59-5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21T10:32:33.82">
            <text:p>2020/1/21 10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6">
            <text:p>10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(1).n,score+,ch.A;D,t.55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20-01-22T12:50:59.84">
            <text:p>2020/1/22 12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6">
            <text:p>1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(1):m-1,n,score+,ch.A;D,t.55,file=2020-0124-1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1">
            <text:p>1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.n,score+,ch.A;D,file-id=39021,t.60</text:p>
          </table:table-cell>
          <table:table-cell table:style-name="ce49" office:value-type="string">
            <text:p>2020-01-28_18-31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29T12:02:04.43">
            <text:p>2020/1/29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5">
            <text:p>13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.n,score+,ch.D,t.60</text:p>
          </table:table-cell>
          <table:table-cell table:style-name="ce49" office:value-type="string">
            <text:p>2020-01-29_19-09-4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0">
            <text:p>1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patt,patt-4(1).n,score+,ch.A,t.~,R=1</text:p>
          </table:table-cell>
          <table:table-cell table:style-name="ce49" office:value-type="string">
            <text:p>2020-01-31_19-00-26_000.mov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2-01T11:17:01.140001">
            <text:p>2020/2/1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9">
            <text:p>10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,ch.A;D,t.55 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3T13:35:53.98">
            <text:p>2020/1/23 13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2">
            <text:p>11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+,ch.A;D,t.55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25T09:11:16.83">
            <text:p>2020/1/25 9:1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8">
            <text:p>118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 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2">
            <text:p>12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:m-1,score~,ch.A;D,t.55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7T10:55:05.56">
            <text:p>2020/1/27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3">
            <text:p>12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:m-2,score+,ch.A;D,t.~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7T10:55:05.56">
            <text:p>2020/1/27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5">
            <text:p>1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:m-1,score~,ch.A;D,t.55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6">
            <text:p>1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,ch.A;D,t.60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1">
            <text:p>14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ch.D,t.60,score~</text:p>
          </table:table-cell>
          <table:table-cell table:style-name="ce49" office:value-type="string">
            <text:p>2020-02-01_19-02-3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2-02T09:53:14.130001">
            <text:p>2020/2/2 9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6">
            <text:p>14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,k.~</text:p>
          </table:table-cell>
          <table:table-cell table:style-name="ce49" office:value-type="string">
            <text:p>2020-02-03_18-29-0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2-04T10:44:51.31">
            <text:p>2020/2/4 10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0">
            <text:p>130</text:p>
          </table:table-cell>
          <table:table-cell table:style-name="ce36" office:value-type="float" office:value="6">
            <text:p>6</text:p>
          </table:table-cell>
          <table:table-cell table:style-name="ce41" office:value-type="string">
            <text:p>f-10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theme=concept,score~</text:p>
          </table:table-cell>
          <table:table-cell table:style-name="ce49" office:value-type="string">
            <text:p>2020-01-27_19-03-04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4">
            <text:p>13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theme=concept,score~</text:p>
          </table:table-cell>
          <table:table-cell table:style-name="ce49" office:value-type="string">
            <text:p>2020-01-29_19-09-4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8">
            <text:p>13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theme=concept,score+,k.A</text:p>
          </table:table-cell>
          <table:table-cell table:style-name="ce49" office:value-type="string">
            <text:p>2020-01-30_19-01-1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2-01T11:17:01.140001">
            <text:p>2020/2/1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3T08:59:07.25">
            <text:p>2019/12/13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5T10:27:57.74">
            <text:p>2019/12/15 10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7" office:value-type="date" office:date-value="2019-12-15T10:27:57.74">
            <text:p>2019/12/15 10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5T10:27:57.74">
            <text:p>2019/12/15 10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8T14:33:06.060001">
            <text:p>2019/12/18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8T14:33:06.060001">
            <text:p>2019/12/18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26T10:12:08">
            <text:p>2019/12/26 10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26T10:12:08">
            <text:p>2019/12/26 10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29T14:44:16.6">
            <text:p>2019/12/29 14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29T14:44:16.6">
            <text:p>2019/12/29 14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30T12:00:53.59">
            <text:p>2019/12/30 12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1T15:33:58.94">
            <text:p>2020/1/1 15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01T15:33:58.94">
            <text:p>2020/1/1 15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1T15:37:36.84">
            <text:p>2020/1/1 15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2T14:33:17.440001">
            <text:p>2020/1/2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6">
            <text:p>6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t.85,score~</text:p>
          </table:table-cell>
          <table:table-cell table:style-name="ce49" office:value-type="string">
            <text:p>2020-01-05_18-59-21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6T11:29:56.06">
            <text:p>2020/1/6 11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1T15:33:58.94">
            <text:p>2020/1/1 15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2T14:33:17.440001">
            <text:p>2020/1/2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R=2,patt-3(1).n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2,3</text:p>
          </table:table-cell>
          <table:table-cell table:style-name="ce57" office:value-type="date" office:date-value="2020-01-04T12:18:44.84">
            <text:p>2020/1/4 12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3T10:26:09.46">
            <text:p>2020/1/3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3T10:26:09.46">
            <text:p>2020/1/3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4T12:18:44.84">
            <text:p>2020/1/4 12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score+,k.A+2+3;D+3+5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5T10:12:59.91">
            <text:p>2020/1/5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0">
            <text:p>7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k.D+3+5;A+5;D△+2;A+2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7T11:18:44.76">
            <text:p>2020/1/7 11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9">
            <text:p>6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7T11:18:44.76">
            <text:p>2020/1/7 11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0T10:00:41.54">
            <text:p>2019/12/10 1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3T08:59:07.25">
            <text:p>2019/12/13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7" office:value-type="date" office:date-value="2019-12-24T09:02:25.91">
            <text:p>2019/12/24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25T11:42:30.860001">
            <text:p>2019/12/25 11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19-12-29T14:42:23.03">
            <text:p>2019/12/29 14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29T14:44:16.6">
            <text:p>2019/12/29 14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1" office:value-type="string">
            <text:p>-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1T15:33:58.94">
            <text:p>2020/1/1 15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1T15:37:36.84">
            <text:p>2020/1/1 15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4">
            <text:p>7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9T10:47:02.76">
            <text:p>2020/1/9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,theme=shuffle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7T09:12:26.84">
            <text:p>2020/1/17 9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k.G#,score+,table+~frets=5-9</text:p>
          </table:table-cell>
          <table:table-cell table:style-name="ce49" office:value-type="string">
            <text:p>2020-01-17_18-48-41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20-01-18T08:56:00.6">
            <text:p>2020/1/1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7">
            <text:p>137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file=2020-0127-1,score+,R=~ / N+</text:p>
          </table:table-cell>
          <table:table-cell table:style-name="ce49" office:value-type="string">
            <text:p>2020-01-29_19-09-49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2">
            <text:p>14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file=~,t.90;100,score~</text:p>
          </table:table-cell>
          <table:table-cell table:style-name="ce49" office:value-type="string">
            <text:p>2020-02-01_19-02-3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2-02T09:53:14.130001">
            <text:p>2020/2/2 9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30T12:00:53.59">
            <text:p>2019/12/30 12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25T11:42:30.860001">
            <text:p>2019/12/25 11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1T15:37:36.84">
            <text:p>2020/1/1 15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m-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A6+3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memo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5T10:12:59.91">
            <text:p>2020/1/5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t.80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6T11:17:59.090001">
            <text:p>2020/1/16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k.B</text:p>
          </table:table-cell>
          <table:table-cell table:style-name="ce49" office:value-type="string">
            <text:p>2020-01-16_19-05-35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7T09:12:26.84">
            <text:p>2020/1/17 9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2">
            <text:p>6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t.65,score~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05T10:12:59.91">
            <text:p>2020/1/5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5">
            <text:p>6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actice</text:p>
          </table:table-cell>
          <table:table-cell table:style-name="ce36" office:value-type="string">
            <text:p>-</text:p>
          </table:table-cell>
          <table:table-cell table:style-name="ce57" office:value-type="date" office:date-value="2020-01-06T11:29:56.06">
            <text:p>2020/1/6 11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8">
            <text:p>6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7T11:18:44.76">
            <text:p>2020/1/7 11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7_18-39-1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8T09:19:34.76">
            <text:p>2020/1/8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5">
            <text:p>7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8_18-54-0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9T10:47:02.76">
            <text:p>2020/1/9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8">
            <text:p>7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1T13:44:22.04">
            <text:p>2020/1/11 13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2">
            <text:p>9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,t.80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3T09:00:38.32">
            <text:p>2020/1/13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ractice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for=prev.s-3;solo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4">
            <text:p>4</text:p>
          </table:table-cell>
          <table:table-cell table:style-name="ce57" office:value-type="date" office:date-value="2020-01-04T12:18:44.84">
            <text:p>2020/1/4 12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7">
            <text:p>6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prev</text:p>
          </table:table-cell>
          <table:table-cell table:style-name="ce44" office:value-type="string">
            <text:p>s-1,t.65,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7T11:18:44.76">
            <text:p>2020/1/7 11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4">
            <text:p>6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-2,t.70,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ev</text:p>
          </table:table-cell>
          <table:table-cell table:style-name="ce36" office:value-type="string">
            <text:p>-</text:p>
          </table:table-cell>
          <table:table-cell table:style-name="ce57" office:value-type="date" office:date-value="2020-01-06T11:29:56.06">
            <text:p>2020/1/6 11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 office:value-type="string">
            <text:p>research</text:p>
          </table:table-cell>
          <table:table-cell table:style-name="ce36" office:value-type="string">
            <text:p>-</text:p>
          </table:table-cell>
          <table:table-cell table:style-name="ce57" office:value-type="date" office:date-value="2020-01-03T10:26:09.46">
            <text:p>2020/1/3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0">
            <text:p>9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res</text:p>
          </table:table-cell>
          <table:table-cell table:style-name="ce42" office:value-type="string">
            <text:p>res</text:p>
          </table:table-cell>
          <table:table-cell table:style-name="ce44" office:value-type="string">
            <text:p>.hm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2T09:39:06.18">
            <text:p>2020/1/12 9:3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18T14:33:06.060001">
            <text:p>2019/12/18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20T09:32:47.9">
            <text:p>2019/12/20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7" office:value-type="date" office:date-value="2019-12-24T09:02:25.91">
            <text:p>2019/12/24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7">
            <text:p>14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block=A,score+,k.A</text:p>
          </table:table-cell>
          <table:table-cell table:style-name="ce49" office:value-type="string">
            <text:p>2020-02-03_18-29-0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2-04T10:44:51.31">
            <text:p>2020/2/4 10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3">
            <text:p>14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ch.~,t.~,score~</text:p>
          </table:table-cell>
          <table:table-cell table:style-name="ce49" office:value-type="string">
            <text:p>2020-02-01_19-02-32_000.jpg</text:p>
          </table:table-cell>
          <table:table-cell table:style-name="ce36" office:value-type="string">
            <text:p>task</text:p>
          </table:table-cell>
          <table:table-cell table:style-name="ce36" office:value-type="string">
            <text:p>-</text:p>
          </table:table-cell>
          <table:table-cell table:style-name="ce57" office:value-type="date" office:date-value="2020-02-02T09:53:14.130001">
            <text:p>2020/2/2 9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8" table:formula="of:=NOW()" office:value-type="date" office:date-value="2020-02-04T10:45:13.12">
            <text:p>2020/2/4 10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4" office:value-type="string">
            <text:p>rs-24</text:p>
          </table:table-cell>
          <table:table-cell table:style-name="ce54" office:value-type="string">
            <text:p>,tune=d.C </text:p>
          </table:table-cell>
          <table:table-cell table:style-name="ce54"/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4" office:value-type="string">
            <text:p>,k.D,tune=d.D</text:p>
          </table:table-cell>
          <table:table-cell table:style-name="ce54" office:value-type="string">
            <text:p>R=1 </text:p>
          </table:table-cell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,tune=d.D</text:p>
          </table:table-cell>
          <table:table-cell table:style-name="ce54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var,type=tap-guitar</text:p>
          </table:table-cell>
          <table:table-cell table:style-name="ce54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3;p.1</text:p>
          </table:table-cell>
          <table:table-cell table:style-name="ce54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2;p.1;patt-4,(2)</text:p>
          </table:table-cell>
          <table:table-cell table:style-name="ce54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4" office:value-type="string">
            <text:p>f-65</text:p>
          </table:table-cell>
          <table:table-cell table:style-name="ce54" office:value-type="string">
            <text:p>,k.A,chords=A;D;E</text:p>
          </table:table-cell>
          <table:table-cell table:style-name="ce54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80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81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82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83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184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85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88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89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190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21.506cm" draw:caption-point-x="-1.353cm" draw:caption-point-y="2.47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210];6;2)" office:value-type="string" office:string-value="09">
            <text:p>09</text:p>
          </table:table-cell>
          <table:table-cell table:formula="of:=MID([.F210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210];[.I210];&quot;-&quot;;LEFT([.G21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362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5" table:formula="of:=CONCATENATE(&quot;sn(&quot;;MAX(range_sn);&quot;)&quot;)" office:value-type="string" office:string-value="sn(147)">
            <text:p>sn(147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9" office:value-type="string">
            <text:p>*</text:p>
          </table:table-cell>
          <table:table-cell table:style-name="ce59"/>
          <table:table-cell table:style-name="ce60" table:formula="of:=CONCATENATE(&quot;sn(&quot;;MAX([.L2:.L4]);&quot;)&quot;)" office:value-type="string" office:string-value="sn(13)">
            <text:p>sn(13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8" office:value-type="float" office:value="1">
            <text:p>1</text:p>
          </table:table-cell>
          <table:table-cell table:style-name="ce70"/>
          <table:table-cell table:style-name="ce71" office:value-type="string">
            <text:p>s-4</text:p>
          </table:table-cell>
          <table:table-cell table:style-name="ce72" office:value-type="string">
            <text:p>1</text:p>
          </table:table-cell>
          <table:table-cell table:style-name="ce70" office:value-type="string">
            <text:p>s.1:patt-2,k.E</text:p>
          </table:table-cell>
          <table:table-cell table:style-name="ce74" office:value-type="string">
            <text:p>2019-10-05_18-41-36_000.jpg</text:p>
          </table:table-cell>
          <table:table-cell table:style-name="ce69"/>
          <table:table-cell table:style-name="ce70"/>
          <table:table-cell table:style-name="ce75" office:value-type="date" office:date-value="2019-10-06T08:06:14.08">
            <text:p>2019/10/6 8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8" office:value-type="float" office:value="2">
            <text:p>2</text:p>
          </table:table-cell>
          <table:table-cell table:style-name="ce70"/>
          <table:table-cell table:style-name="ce71" office:value-type="string">
            <text:p>f-59</text:p>
          </table:table-cell>
          <table:table-cell table:style-name="ce73" office:value-type="string">
            <text:p>1</text:p>
          </table:table-cell>
          <table:table-cell table:style-name="ce70" office:value-type="string">
            <text:p>s.1:opening</text:p>
          </table:table-cell>
          <table:table-cell table:style-name="ce74" office:value-type="string">
            <text:p>2019-10-05_18-41-24_000.jpg</text:p>
          </table:table-cell>
          <table:table-cell table:style-name="ce68"/>
          <table:table-cell table:style-name="ce70"/>
          <table:table-cell table:style-name="ce75" office:value-type="date" office:date-value="2019-10-06T08:07:38.5">
            <text:p>2019/10/6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8" office:value-type="float" office:value="3">
            <text:p>3</text:p>
          </table:table-cell>
          <table:table-cell table:style-name="ce70"/>
          <table:table-cell table:style-name="ce71" office:value-type="string">
            <text:p>f-59</text:p>
          </table:table-cell>
          <table:table-cell table:style-name="ce73" office:value-type="string">
            <text:p>2</text:p>
          </table:table-cell>
          <table:table-cell table:style-name="ce70" office:value-type="string">
            <text:p>patt-2,静か,t.70</text:p>
          </table:table-cell>
          <table:table-cell table:style-name="ce74" office:value-type="string">
            <text:p>2019-10-05_18-41-24_000.jpg</text:p>
          </table:table-cell>
          <table:table-cell table:style-name="ce68"/>
          <table:table-cell table:style-name="ce70"/>
          <table:table-cell table:style-name="ce75" office:value-type="date" office:date-value="2019-10-06T08:07:38.5">
            <text:p>2019/10/6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9" office:value-type="float" office:value="4">
            <text:p>4</text:p>
          </table:table-cell>
          <table:table-cell table:style-name="ce69"/>
          <table:table-cell table:style-name="ce71" office:value-type="string">
            <text:p>s-4</text:p>
          </table:table-cell>
          <table:table-cell table:style-name="ce73" office:value-type="string">
            <text:p>2,3</text:p>
          </table:table-cell>
          <table:table-cell table:style-name="ce70" office:value-type="string">
            <text:p>:m music / log / gt / memos-eigen / s-4 / p.1 || s.1:score,patt-2,k.E || s.2:score,patt-3 || s.3:score,patt-4</text:p>
          </table:table-cell>
          <table:table-cell table:style-name="ce74" office:value-type="string">
            <text:p>2019-10-07_16-34-53_000.jpg</text:p>
          </table:table-cell>
          <table:table-cell table:style-name="ce69"/>
          <table:table-cell table:style-name="ce70"/>
          <table:table-cell table:style-name="ce75" office:value-type="date" office:date-value="2019-10-08T11:32:05.43">
            <text:p>2019/10/8 11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4" table:number-columns-repeated="2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8" table:formula="of:=NOW()" office:value-type="date" office:date-value="2020-02-04T10:45:13.24">
            <text:p>2020/2/4 10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f-6(--&gt; f-7),practice</text:p>
          </table:table-cell>
          <table:table-cell table:style-name="ce54" office:value-type="string">
            <text:p>R=1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4" office:value-type="string">
            <text:p>f-1,var,chord=C△-&gt;pattern-1;chord=D△-&gt;pattern-1</text:p>
          </table:table-cell>
          <table:table-cell table:style-name="ce54" office:value-type="string">
            <text:p>R=2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4" office:value-type="string">
            <text:p>f-1,var,chord=C△-&gt;pattern-2;chord=D△-&gt;pattern-2</text:p>
          </table:table-cell>
          <table:table-cell table:style-name="ce54" office:value-type="string">
            <text:p>R=3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random</text:p>
          </table:table-cell>
          <table:table-cell table:style-name="ce54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4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72cm" draw:caption-point-x="-1.353cm" draw:caption-point-y="2.27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7"/>
          <table:table-cell table:style-name="ce78"/>
          <table:table-cell table:style-name="ce80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6" office:value-type="float" office:value="2">
            <text:p>2</text:p>
          </table:table-cell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86"/>
          <table:table-cell table:style-name="ce83"/>
          <table:table-cell table:style-name="ce87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6" office:value-type="float" office:value="3">
            <text:p>3</text:p>
          </table:table-cell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86"/>
          <table:table-cell table:style-name="ce83"/>
          <table:table-cell table:style-name="ce87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 table:number-columns-repeated="2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1">
            <text:p>11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">
            <text:p>3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8" table:number-columns-repeated="2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 table:number-columns-repeated="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5"/>
          <table:table-cell table:style-name="ce83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5"/>
          <table:table-cell table:style-name="ce83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3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4"/>
          <table:table-cell table:style-name="ce87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4"/>
          <table:table-cell table:style-name="ce87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2-04T10:45:13.35">
            <text:p>2020/2/4 10:45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88" table:formula="of:=CONCATENATE(&quot;sn(&quot;;MAX(range_sn__kb);&quot;)&quot;)" office:value-type="string" office:string-value="sn(54)">
            <text:p>sn(54)</text:p>
          </table:table-cell>
          <table:table-cell table:style-name="ce88" office:value-type="string">
            <text:p>session num</text:p>
          </table:table-cell>
          <table:table-cell table:style-name="ce88" office:value-type="string">
            <text:p>code</text:p>
          </table:table-cell>
          <table:table-cell table:style-name="ce88" office:value-type="string">
            <text:p>type</text:p>
          </table:table-cell>
          <table:table-cell table:style-name="ce88" office:value-type="string">
            <text:p>memos</text:p>
          </table:table-cell>
          <table:table-cell table:style-name="ce88" office:value-type="string">
            <text:p>file</text:p>
          </table:table-cell>
          <table:table-cell table:style-name="ce88" office:value-type="string">
            <text:p>genre</text:p>
          </table:table-cell>
          <table:table-cell table:style-name="ce88" office:value-type="string">
            <text:p>R=</text:p>
          </table:table-cell>
          <table:table-cell table:style-name="ce88" office:value-type="string">
            <text:p>entry</text:p>
          </table:table-cell>
          <table:table-cell table:style-name="Default"/>
          <table:table-cell table:style-name="ce59"/>
          <table:table-cell table:style-name="ce60" table:formula="of:=CONCATENATE(&quot;sn(&quot;;MAX([.L2:.L22]);&quot;)&quot;)" office:value-type="string" office:string-value="sn(20)">
            <text:p>sn(20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9" office:value-type="float" office:value="8">
            <text:p>8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ar-1</text:p>
          </table:table-cell>
          <table:table-cell table:style-name="ce93"/>
          <table:table-cell table:style-name="ce95" office:value-type="string">
            <text:p>,k.C,notes=1-5-7-8-5+</text:p>
          </table:table-cell>
          <table:table-cell table:style-name="ce98" office:value-type="string">
            <text:p>2019-09-30_17-28-22_000.jpg</text:p>
          </table:table-cell>
          <table:table-cell table:style-name="ce89" office:value-type="string">
            <text:p>arpeggio</text:p>
          </table:table-cell>
          <table:table-cell table:style-name="ce92" office:value-type="string">
            <text:p>1v</text:p>
          </table:table-cell>
          <table:table-cell table:style-name="ce99" office:value-type="date" office:date-value="2019-10-01T10:42:30.88">
            <text:p>2019/10/1 10:42</text:p>
          </table:table-cell>
          <table:table-cell table:style-name="Default"/>
          <table:table-cell table:style-name="ce52"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9" office:value-type="float" office:value="2">
            <text:p>2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c.p.-1</text:p>
          </table:table-cell>
          <table:table-cell table:style-name="ce93"/>
          <table:table-cell table:style-name="ce95" office:value-type="string">
            <text:p>(2),chords=C△-D△-E7 </text:p>
          </table:table-cell>
          <table:table-cell table:style-name="ce98" office:value-type="string">
            <text:p>2019-09-08_17-42-56_000.jpg</text:p>
          </table:table-cell>
          <table:table-cell table:style-name="ce89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99" office:value-type="date" office:date-value="2019-09-09T10:26:34.7">
            <text:p>2019/9/9 10:26</text:p>
          </table:table-cell>
          <table:table-cell table:style-name="Default"/>
          <table:table-cell table:style-name="ce52"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9" office:value-type="float" office:value="34">
            <text:p>34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patt-2.n</text:p>
          </table:table-cell>
          <table:table-cell table:style-name="ce98" office:value-type="string">
            <text:p>2019-11-08_15-39-29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9" office:value-type="string">
            <text:p>*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9" office:value-type="float" office:value="29">
            <text:p>29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</text:p>
          </table:table-cell>
          <table:table-cell table:style-name="ce93" office:value-type="string">
            <text:p>play</text:p>
          </table:table-cell>
          <table:table-cell table:style-name="ce95" office:value-type="string">
            <text:p>play,ch.C=patt-1,ch.D=patt-1,t.70,k.C,memo+</text:p>
          </table:table-cell>
          <table:table-cell table:style-name="ce98"/>
          <table:table-cell table:style-name="ce98" office:value-type="string">
            <text:p>-</text:p>
          </table:table-cell>
          <table:table-cell table:style-name="ce98" office:value-type="string">
            <text:p>1v</text:p>
          </table:table-cell>
          <table:table-cell table:style-name="ce99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3">
            <text:p>3</text:p>
          </table:table-cell>
          <table:table-cell table:style-name="ce64" office:value-type="string">
            <text:p>c.p.</text:p>
          </table:table-cell>
          <table:table-cell table:style-name="ce66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9" office:value-type="float" office:value="32">
            <text:p>32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</text:p>
          </table:table-cell>
          <table:table-cell table:style-name="ce93" office:value-type="string">
            <text:p>rev</text:p>
          </table:table-cell>
          <table:table-cell table:style-name="ce97" office:value-type="string">
            <text:p>em=patt-1;p1</text:p>
          </table:table-cell>
          <table:table-cell table:style-name="ce92"/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4">
            <text:p>4</text:p>
          </table:table-cell>
          <table:table-cell table:style-name="ce64" office:value-type="string">
            <text:p>chord</text:p>
          </table:table-cell>
          <table:table-cell table:style-name="ce66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9" office:value-type="float" office:value="10">
            <text:p>10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7" office:value-type="string">
            <text:p>,var,chord=D,memo+</text:p>
          </table:table-cell>
          <table:table-cell table:style-name="ce92" office:value-type="string">
            <text:p>2019-09-30_17-28-22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7">
            <text:p>17</text:p>
          </table:table-cell>
          <table:table-cell table:style-name="ce64" office:value-type="string">
            <text:p>chord-table</text:p>
          </table:table-cell>
          <table:table-cell table:style-name="ce66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9" office:value-type="float" office:value="25">
            <text:p>25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</text:p>
          </table:table-cell>
          <table:table-cell table:style-name="ce94" office:value-type="string">
            <text:p>var</text:p>
          </table:table-cell>
          <table:table-cell table:style-name="ce95" office:value-type="string">
            <text:p>,var,chord=C△-&gt;pattern-1;chord=D△-&gt;pattern-1</text:p>
          </table:table-cell>
          <table:table-cell table:style-name="ce98" office:value-type="string">
            <text:p>2019-10-03_17-35-54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6">
            <text:p>16</text:p>
          </table:table-cell>
          <table:table-cell table:style-name="ce64" office:value-type="string">
            <text:p>etude</text:p>
          </table:table-cell>
          <table:table-cell table:style-name="ce66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9" office:value-type="float" office:value="26">
            <text:p>26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1</text:p>
          </table:table-cell>
          <table:table-cell table:style-name="ce94" office:value-type="string">
            <text:p>var</text:p>
          </table:table-cell>
          <table:table-cell table:style-name="ce95" office:value-type="string">
            <text:p>,var,chord=C△-&gt;pattern-2;chord=D△-&gt;pattern-2</text:p>
          </table:table-cell>
          <table:table-cell table:style-name="ce98" office:value-type="string">
            <text:p>2019-10-03_17-35-54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5">
            <text:p>5</text:p>
          </table:table-cell>
          <table:table-cell table:style-name="ce65" office:value-type="string">
            <text:p>finger positions</text:p>
          </table:table-cell>
          <table:table-cell table:style-name="ce66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9" office:value-type="float" office:value="1">
            <text:p>1</text:p>
          </table:table-cell>
          <table:table-cell table:style-name="ce91" office:value-type="string">
            <text:p>f-1</text:p>
          </table:table-cell>
          <table:table-cell table:style-name="ce93"/>
          <table:table-cell table:style-name="ce95" office:value-type="string">
            <text:p>(1),k.C,cp=c.p.-1</text:p>
          </table:table-cell>
          <table:table-cell table:style-name="ce98" office:value-type="string">
            <text:p>2019-09-08_17-42-56_000.jpg</text:p>
          </table:table-cell>
          <table:table-cell table:style-name="ce89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6">
            <text:p>6</text:p>
          </table:table-cell>
          <table:table-cell table:style-name="ce64" office:value-type="string">
            <text:p>frase</text:p>
          </table:table-cell>
          <table:table-cell table:style-name="ce66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9" office:value-type="float" office:value="33">
            <text:p>33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1</text:p>
          </table:table-cell>
          <table:table-cell table:style-name="ce93" office:value-type="string">
            <text:p>n</text:p>
          </table:table-cell>
          <table:table-cell table:style-name="ce95" office:value-type="string">
            <text:p>-</text:p>
          </table:table-cell>
          <table:table-cell table:style-name="ce98"/>
          <table:table-cell table:style-name="ce89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7">
            <text:p>7</text:p>
          </table:table-cell>
          <table:table-cell table:style-name="ce64" office:value-type="string">
            <text:p>harmonics</text:p>
          </table:table-cell>
          <table:table-cell table:style-name="ce66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9" office:value-type="float" office:value="35">
            <text:p>35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1</text:p>
          </table:table-cell>
          <table:table-cell table:style-name="ce93" office:value-type="string">
            <text:p>rev</text:p>
          </table:table-cell>
          <table:table-cell table:style-name="ce95"/>
          <table:table-cell table:style-name="ce98" office:value-type="string">
            <text:p>2019-11-08_15-39-29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8">
            <text:p>8</text:p>
          </table:table-cell>
          <table:table-cell table:style-name="ce64" office:value-type="string">
            <text:p>harmony</text:p>
          </table:table-cell>
          <table:table-cell table:style-name="ce66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9" office:value-type="float" office:value="36">
            <text:p>36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12</text:p>
          </table:table-cell>
          <table:table-cell table:style-name="ce93" office:value-type="string">
            <text:p>n</text:p>
          </table:table-cell>
          <table:table-cell table:style-name="ce95"/>
          <table:table-cell table:style-name="ce98" office:value-type="string">
            <text:p>2019-11-08_15-39-29_000.jpg</text:p>
          </table:table-cell>
          <table:table-cell table:style-name="ce89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5">
            <text:p>15</text:p>
          </table:table-cell>
          <table:table-cell table:style-name="ce64" office:value-type="string">
            <text:p>memo</text:p>
          </table:table-cell>
          <table:table-cell table:style-name="ce66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9" office:value-type="float" office:value="37">
            <text:p>37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12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B-melody</text:p>
          </table:table-cell>
          <table:table-cell table:style-name="ce98" office:value-type="string">
            <text:p>2019-11-08_15-39-29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9">
            <text:p>19</text:p>
          </table:table-cell>
          <table:table-cell table:style-name="ce64" office:value-type="string">
            <text:p>other</text:p>
          </table:table-cell>
          <table:table-cell table:style-name="ce66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38">
            <text:p>38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3</text:p>
          </table:table-cell>
          <table:table-cell table:style-name="ce93" office:value-type="string">
            <text:p>n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19-11-24_16-11-18_000.mov</text:p>
          </table:table-cell>
          <table:table-cell table:style-name="ce89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1-26T11:37:25.6">
            <text:p>2019/11/26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9">
            <text:p>9</text:p>
          </table:table-cell>
          <table:table-cell table:style-name="ce64" office:value-type="string">
            <text:p>research</text:p>
          </table:table-cell>
          <table:table-cell table:style-name="ce66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9" office:value-type="float" office:value="40">
            <text:p>40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3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19-11-26_16-00-10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0">
            <text:p>10</text:p>
          </table:table-cell>
          <table:table-cell table:style-name="ce64" office:value-type="string">
            <text:p>rhythm</text:p>
          </table:table-cell>
          <table:table-cell table:style-name="ce66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9" office:value-type="float" office:value="39">
            <text:p>39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4</text:p>
          </table:table-cell>
          <table:table-cell table:style-name="ce93" office:value-type="string">
            <text:p>n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19-11-24_16-11-18_000.mov</text:p>
          </table:table-cell>
          <table:table-cell table:style-name="ce89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99" office:value-type="date" office:date-value="2019-11-26T11:38:10.28">
            <text:p>2019/11/26 11:3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8">
            <text:p>18</text:p>
          </table:table-cell>
          <table:table-cell table:style-name="ce64" office:value-type="string">
            <text:p>scale-table</text:p>
          </table:table-cell>
          <table:table-cell table:style-name="ce66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41">
            <text:p>41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4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19-11-26_16-00-10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4">
            <text:p>14</text:p>
          </table:table-cell>
          <table:table-cell table:style-name="ce64" office:value-type="string">
            <text:p>song</text:p>
          </table:table-cell>
          <table:table-cell table:style-name="ce66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90" office:value-type="float" office:value="51">
            <text:p>51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5</text:p>
          </table:table-cell>
          <table:table-cell table:style-name="ce94" office:value-type="string">
            <text:p>n</text:p>
          </table:table-cell>
          <table:table-cell table:style-name="ce95" office:value-type="string">
            <text:p>,patt-1(1).n,t.70,k.C,theme=cp~1-step-up-down;LH-movement,R=2,patt-1(1)-2.n</text:p>
          </table:table-cell>
          <table:table-cell table:style-name="ce98" office:value-type="string">
            <text:p>2019-12-22_18-15-39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2,3</text:p>
          </table:table-cell>
          <table:table-cell table:style-name="ce99" office:value-type="date" office:date-value="2019-12-23T09:32:10.57">
            <text:p>2019/12/23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1">
            <text:p>11</text:p>
          </table:table-cell>
          <table:table-cell table:style-name="ce64" office:value-type="string">
            <text:p>struct</text:p>
          </table:table-cell>
          <table:table-cell table:style-name="ce66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90" office:value-type="float" office:value="52">
            <text:p>52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6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patt-1(2),orig=fs-1:1224-1,sn=1225-1(f-16),score~,chord=C;Em</text:p>
          </table:table-cell>
          <table:table-cell table:style-name="ce98" office:value-type="string">
            <text:p>2019-12-25_18-06-51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6T10:09:49.81">
            <text:p>2019/12/26 10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2">
            <text:p>12</text:p>
          </table:table-cell>
          <table:table-cell table:style-name="ce64" office:value-type="string">
            <text:p>technique</text:p>
          </table:table-cell>
          <table:table-cell table:style-name="ce66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90" office:value-type="float" office:value="53">
            <text:p>53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6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patt-2,score+,chord=C;Em</text:p>
          </table:table-cell>
          <table:table-cell table:style-name="ce98" office:value-type="string">
            <text:p>2019-12-25_18-06-51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99" office:value-type="date" office:date-value="2019-12-26T10:09:49.81">
            <text:p>2019/12/26 10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0">
            <text:p>20</text:p>
          </table:table-cell>
          <table:table-cell table:style-name="ce64" office:value-type="string">
            <text:p>wu</text:p>
          </table:table-cell>
          <table:table-cell table:style-name="ce66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54">
            <text:p>54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7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score+,block=A,k.C;F</text:p>
          </table:table-cell>
          <table:table-cell table:style-name="ce98" office:value-type="string">
            <text:p>2020-02-03_17-26-04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20-02-04T10:43:24">
            <text:p>2020/2/4 10:4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/>
          <table:table-cell table:style-name="ce64"/>
          <table:table-cell table:style-name="ce66"/>
          <table:table-cell table:style-name="ce46"/>
          <table:table-cell table:number-columns-repeated="1006"/>
        </table:table-row>
        <table:table-row table:style-name="ro6">
          <table:table-cell table:style-name="ce90" office:value-type="float" office:value="45">
            <text:p>45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2</text:p>
          </table:table-cell>
          <table:table-cell table:style-name="ce94" office:value-type="string">
            <text:p>n</text:p>
          </table:table-cell>
          <table:table-cell table:style-name="ce95" office:value-type="string">
            <text:p>f-2.N,cp=1-5-6m-3m/4-1-4-5,R=1(domino),R=1</text:p>
          </table:table-cell>
          <table:table-cell table:style-name="ce98" office:value-type="string">
            <text:p>2019-09-29_14-16-28_000.jpg</text:p>
          </table:table-cell>
          <table:table-cell table:style-name="ce89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2T10:59:07.93">
            <text:p>2019/12/22 10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30">
            <text:p>30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2</text:p>
          </table:table-cell>
          <table:table-cell table:style-name="ce93" office:value-type="string">
            <text:p>play</text:p>
          </table:table-cell>
          <table:table-cell table:style-name="ce95" office:value-type="string">
            <text:p>play,eigen-memo=p.1_sec-2</text:p>
          </table:table-cell>
          <table:table-cell table:style-name="ce98"/>
          <table:table-cell table:style-name="ce89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1">
            <text:p>21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2</text:p>
          </table:table-cell>
          <table:table-cell table:style-name="ce93" office:value-type="string">
            <text:p>rev</text:p>
          </table:table-cell>
          <table:table-cell table:style-name="ce95" office:value-type="string">
            <text:p>rev,cp=1-5-6m-3m</text:p>
          </table:table-cell>
          <table:table-cell table:style-name="ce98" office:value-type="string">
            <text:p>2019-10-02_17-38-13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">
            <text:p>5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2</text:p>
          </table:table-cell>
          <table:table-cell table:style-name="ce93" office:value-type="string">
            <text:p>var</text:p>
          </table:table-cell>
          <table:table-cell table:style-name="ce95"/>
          <table:table-cell table:style-name="ce98" office:value-type="string">
            <text:p>2019-09-29_14-16-28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7">
            <text:p>47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2</text:p>
          </table:table-cell>
          <table:table-cell table:style-name="ce93" office:value-type="string">
            <text:p>var</text:p>
          </table:table-cell>
          <table:table-cell table:style-name="ce95" office:value-type="string">
            <text:p>f-2,var,R=2</text:p>
          </table:table-cell>
          <table:table-cell table:style-name="ce98" office:value-type="string">
            <text:p>2019-09-29_14-16-28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99" office:value-type="date" office:date-value="2019-12-22T11:00:14.020001">
            <text:p>2019/12/22 11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">
            <text:p>4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2</text:p>
          </table:table-cell>
          <table:table-cell table:style-name="ce93"/>
          <table:table-cell table:style-name="ce95" office:value-type="string">
            <text:p>,cp=1-5-6m-3m/4-1-4-5,R=1(domino)</text:p>
          </table:table-cell>
          <table:table-cell table:style-name="ce98" office:value-type="string">
            <text:p>2019-09-29_14-16-28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1v,1d</text:p>
          </table:table-cell>
          <table:table-cell table:style-name="ce99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6">
            <text:p>4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</text:p>
          </table:table-cell>
          <table:table-cell table:style-name="ce95" office:value-type="string">
            <text:p>n</text:p>
          </table:table-cell>
          <table:table-cell table:style-name="ce98" office:value-type="string">
            <text:p>f-3.N,th=6th-note,R=4</text:p>
          </table:table-cell>
          <table:table-cell table:style-name="ce98" office:value-type="string">
            <text:p>2019-09-29_14-16-28_000.jpg</text:p>
          </table:table-cell>
          <table:table-cell table:style-name="ce92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99" office:value-type="date" office:date-value="2019-12-22T10:59:07.93">
            <text:p>2019/12/22 10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0">
            <text:p>20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3</text:p>
          </table:table-cell>
          <table:table-cell table:style-name="ce93" office:value-type="string">
            <text:p>rev</text:p>
          </table:table-cell>
          <table:table-cell table:style-name="ce95" office:value-type="string">
            <text:p>rev</text:p>
          </table:table-cell>
          <table:table-cell table:style-name="ce98" office:value-type="string">
            <text:p>2019-10-02_17-38-13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3">
            <text:p>13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5" office:value-type="string">
            <text:p>,var, theme=6th</text:p>
          </table:table-cell>
          <table:table-cell table:style-name="ce98" office:value-type="string">
            <text:p>R=3 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7">
            <text:p>17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5" office:value-type="string">
            <text:p>,var, theme=6th</text:p>
          </table:table-cell>
          <table:table-cell table:style-name="ce98" office:value-type="string">
            <text:p>2019-10-01_17-43-28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7">
            <text:p>7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3</text:p>
          </table:table-cell>
          <table:table-cell table:style-name="ce93"/>
          <table:table-cell table:style-name="ce95" office:value-type="string">
            <text:p>,th=6th-note</text:p>
          </table:table-cell>
          <table:table-cell table:style-name="ce98" office:value-type="string">
            <text:p>2019-09-29_14-16-28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4v</text:p>
          </table:table-cell>
          <table:table-cell table:style-name="ce99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1">
            <text:p>11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5"/>
          <table:table-cell table:style-name="ce98" office:value-type="string">
            <text:p>R=1 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99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5">
            <text:p>15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5"/>
          <table:table-cell table:style-name="ce98" office:value-type="string">
            <text:p>2019-10-01_17-43-28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99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9">
            <text:p>9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4</text:p>
          </table:table-cell>
          <table:table-cell table:style-name="ce93"/>
          <table:table-cell table:style-name="ce95" office:value-type="string">
            <text:p>,k.Dm,notes=L3m-1-5-5m+</text:p>
          </table:table-cell>
          <table:table-cell table:style-name="ce98" office:value-type="string">
            <text:p>2019-09-30_17-28-22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9">
            <text:p>19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5</text:p>
          </table:table-cell>
          <table:table-cell table:style-name="ce93" office:value-type="string">
            <text:p>rev</text:p>
          </table:table-cell>
          <table:table-cell table:style-name="ce95" office:value-type="string">
            <text:p>rev,k.F#m,memo+</text:p>
          </table:table-cell>
          <table:table-cell table:style-name="ce98" office:value-type="string">
            <text:p>2019-10-02_17-38-13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99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2">
            <text:p>12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5" office:value-type="string">
            <text:p>,var,mov=2019-09-29</text:p>
          </table:table-cell>
          <table:table-cell table:style-name="ce98" office:value-type="string">
            <text:p>R=2 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6">
            <text:p>16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5" office:value-type="string">
            <text:p>,var,mov=2019-09-29</text:p>
          </table:table-cell>
          <table:table-cell table:style-name="ce98" office:value-type="string">
            <text:p>2019-10-01_17-43-28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8">
            <text:p>28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6</text:p>
          </table:table-cell>
          <table:table-cell table:style-name="ce93" office:value-type="string">
            <text:p>prac</text:p>
          </table:table-cell>
          <table:table-cell table:style-name="ce95" office:value-type="string">
            <text:p>practice </text:p>
          </table:table-cell>
          <table:table-cell table:style-name="ce98"/>
          <table:table-cell table:style-name="ce89" office:value-type="string">
            <text:p>-</text:p>
          </table:table-cell>
          <table:table-cell table:style-name="ce92"/>
          <table:table-cell table:style-name="ce99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3">
            <text:p>23</text:p>
          </table:table-cell>
          <table:table-cell table:style-name="ce89" office:value-type="float" office:value="5">
            <text:p>5</text:p>
          </table:table-cell>
          <table:table-cell table:style-name="ce91" office:value-type="string">
            <text:p>f-6</text:p>
          </table:table-cell>
          <table:table-cell table:style-name="ce93" office:value-type="string">
            <text:p>rev</text:p>
          </table:table-cell>
          <table:table-cell table:style-name="ce95" office:value-type="string">
            <text:p>rev,var,time=0.00~,memo+</text:p>
          </table:table-cell>
          <table:table-cell table:style-name="ce98" office:value-type="string">
            <text:p>2019-10-02_17-38-13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5v</text:p>
          </table:table-cell>
          <table:table-cell table:style-name="ce99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4">
            <text:p>14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6</text:p>
          </table:table-cell>
          <table:table-cell table:style-name="ce93"/>
          <table:table-cell table:style-name="ce95" office:value-type="string">
            <text:p>,theme=random</text:p>
          </table:table-cell>
          <table:table-cell table:style-name="ce98" office:value-type="string">
            <text:p>2019-10-01_17-43-28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4v</text:p>
          </table:table-cell>
          <table:table-cell table:style-name="ce99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4">
            <text:p>24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7</text:p>
          </table:table-cell>
          <table:table-cell table:style-name="ce93" office:value-type="string">
            <text:p>prac</text:p>
          </table:table-cell>
          <table:table-cell table:style-name="ce95" office:value-type="string">
            <text:p>f-6(--&gt; f-7),practice</text:p>
          </table:table-cell>
          <table:table-cell table:style-name="ce98" office:value-type="string">
            <text:p>2019-10-03_17-35-54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99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8">
            <text:p>18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7</text:p>
          </table:table-cell>
          <table:table-cell table:style-name="ce93"/>
          <table:table-cell table:style-name="ce95" office:value-type="string">
            <text:p>,theme=random</text:p>
          </table:table-cell>
          <table:table-cell table:style-name="ce98" office:value-type="string">
            <text:p>2019-10-01_17-43-28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4v</text:p>
          </table:table-cell>
          <table:table-cell table:style-name="ce99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2">
            <text:p>22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8</text:p>
          </table:table-cell>
          <table:table-cell table:style-name="ce93"/>
          <table:table-cell table:style-name="ce95" office:value-type="string">
            <text:p>,random</text:p>
          </table:table-cell>
          <table:table-cell table:style-name="ce98" office:value-type="string">
            <text:p>2019-10-02_17-38-13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4v</text:p>
          </table:table-cell>
          <table:table-cell table:style-name="ce99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7">
            <text:p>27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5" office:value-type="string">
            <text:p>,random</text:p>
          </table:table-cell>
          <table:table-cell table:style-name="ce98" office:value-type="string">
            <text:p>2019-10-03_17-35-54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4v</text:p>
          </table:table-cell>
          <table:table-cell table:style-name="ce99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31">
            <text:p>31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5" office:value-type="string">
            <text:p>,genre=blues-like</text:p>
          </table:table-cell>
          <table:table-cell table:style-name="ce98"/>
          <table:table-cell table:style-name="ce89" office:value-type="string">
            <text:p>frase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3">
            <text:p>3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m-1</text:p>
          </table:table-cell>
          <table:table-cell table:style-name="ce93"/>
          <table:table-cell table:style-name="ce95" office:value-type="string">
            <text:p>(3) LH.movement-1</text:p>
          </table:table-cell>
          <table:table-cell table:style-name="ce98" office:value-type="string">
            <text:p>2019-09-08_17-42-56_000.jpg</text:p>
          </table:table-cell>
          <table:table-cell table:style-name="ce89" office:value-type="string">
            <text:p>memo</text:p>
          </table:table-cell>
          <table:table-cell table:style-name="ce92" office:value-type="string">
            <text:p>-</text:p>
          </table:table-cell>
          <table:table-cell table:style-name="ce99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4">
            <text:p>44</text:p>
          </table:table-cell>
          <table:table-cell table:style-name="ce92" office:value-type="float" office:value="3">
            <text:p>3</text:p>
          </table:table-cell>
          <table:table-cell table:style-name="ce91" office:value-type="string">
            <text:p>r-1</text:p>
          </table:table-cell>
          <table:table-cell table:style-name="ce94" office:value-type="string">
            <text:p>n</text:p>
          </table:table-cell>
          <table:table-cell table:style-name="ce95" office:value-type="string">
            <text:p>,cp=1-5-6m-3m/4-1-4-5,k.D,k.F#m,R=3</text:p>
          </table:table-cell>
          <table:table-cell table:style-name="ce98" office:value-type="string">
            <text:p>2019-09-29_14-16-28_000.jpg</text:p>
          </table:table-cell>
          <table:table-cell table:style-name="ce90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99" office:value-type="date" office:date-value="2019-12-22T10:57:28.46">
            <text:p>2019/12/22 10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2">
            <text:p>42</text:p>
          </table:table-cell>
          <table:table-cell table:style-name="ce92" office:value-type="float" office:value="1">
            <text:p>1</text:p>
          </table:table-cell>
          <table:table-cell table:style-name="ce91" office:value-type="string">
            <text:p>r-2</text:p>
          </table:table-cell>
          <table:table-cell table:style-name="ce96" office:value-type="string">
            <text:p>n</text:p>
          </table:table-cell>
          <table:table-cell table:style-name="ce95" office:value-type="string">
            <text:p>.n,t.80,score+,k.C</text:p>
          </table:table-cell>
          <table:table-cell table:style-name="ce98" office:value-type="string">
            <text:p>2019-12-15_17-23-52_000.jpg</text:p>
          </table:table-cell>
          <table:table-cell table:style-name="ce89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16T09:38:59.19">
            <text:p>2019/12/16 9:3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3">
            <text:p>43</text:p>
          </table:table-cell>
          <table:table-cell table:style-name="ce92" office:value-type="float" office:value="1">
            <text:p>1</text:p>
          </table:table-cell>
          <table:table-cell table:style-name="ce91" office:value-type="string">
            <text:p>r-2</text:p>
          </table:table-cell>
          <table:table-cell table:style-name="ce94" office:value-type="string">
            <text:p>patt</text:p>
          </table:table-cell>
          <table:table-cell table:style-name="ce95" office:value-type="string">
            <text:p>,n-2(1).n,n-2(2).n,n-2(3).n,t.90,score+,k.C</text:p>
          </table:table-cell>
          <table:table-cell table:style-name="ce98" office:value-type="string">
            <text:p>2019-12-19_15-20-59_000.jpg</text:p>
          </table:table-cell>
          <table:table-cell table:style-name="ce90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0T09:32:19.38">
            <text:p>2019/12/20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8">
            <text:p>48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r-2</text:p>
          </table:table-cell>
          <table:table-cell table:style-name="ce94" office:value-type="string">
            <text:p>patt</text:p>
          </table:table-cell>
          <table:table-cell table:style-name="ce95" office:value-type="string">
            <text:p>,t.80,score+</text:p>
          </table:table-cell>
          <table:table-cell table:style-name="ce98" office:value-type="string">
            <text:p>2019-12-20_09-11-56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2T11:30:40.73">
            <text:p>2019/12/22 11:3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9">
            <text:p>49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r-2</text:p>
          </table:table-cell>
          <table:table-cell table:style-name="ce94" office:value-type="string">
            <text:p>rev</text:p>
          </table:table-cell>
          <table:table-cell table:style-name="ce95" office:value-type="string">
            <text:p>n-2(3).n,score+,n-2(4),src=k-1219-1:3.50,n-2(4)-2,score+,k.C</text:p>
          </table:table-cell>
          <table:table-cell table:style-name="ce98" office:value-type="string">
            <text:p>2019-12-20_18-00-07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2T11:31:16.11">
            <text:p>2019/12/22 11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50">
            <text:p>50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5" office:value-type="string">
            <text:p>n-2(4)-3.n,score+,n-2(5)-1.n,score+</text:p>
          </table:table-cell>
          <table:table-cell table:style-name="ce98" office:value-type="string">
            <text:p>2019-12-22_18-15-39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3T09:32:10.57">
            <text:p>2019/12/23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6">
            <text:p>6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rs-1</text:p>
          </table:table-cell>
          <table:table-cell table:style-name="ce93"/>
          <table:table-cell table:style-name="ce95" office:value-type="string">
            <text:p>,cp=1-5-6m-3m/4-1-4-5,k.D,k.F#m</text:p>
          </table:table-cell>
          <table:table-cell table:style-name="ce98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8" table:formula="of:=NOW()" office:value-type="date" office:date-value="2020-02-04T10:45:13.48">
            <text:p>2020/2/4 10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7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4" office:value-type="string">
            <text:p>rs-24</text:p>
          </table:table-cell>
          <table:table-cell table:style-name="ce54" office:value-type="string">
            <text:p>,tune=d.C </text:p>
          </table:table-cell>
          <table:table-cell table:style-name="ce54"/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4" office:value-type="string">
            <text:p>,k.D,tune=d.D</text:p>
          </table:table-cell>
          <table:table-cell table:style-name="ce54" office:value-type="string">
            <text:p>R=1 </text:p>
          </table:table-cell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,tune=d.D</text:p>
          </table:table-cell>
          <table:table-cell table:style-name="ce54" office:value-type="string">
            <text:p>R=1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var,type=tap-guitar</text:p>
          </table:table-cell>
          <table:table-cell table:style-name="ce54" office:value-type="string">
            <text:p>R=2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3;p.1</text:p>
          </table:table-cell>
          <table:table-cell table:style-name="ce54" office:value-type="string">
            <text:p>R=3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2;p.1;patt-4,(2)</text:p>
          </table:table-cell>
          <table:table-cell table:style-name="ce54" office:value-type="string">
            <text:p>R=4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4" office:value-type="string">
            <text:p>f-65</text:p>
          </table:table-cell>
          <table:table-cell table:style-name="ce54" office:value-type="string">
            <text:p>,k.A,chords=A;D;E</text:p>
          </table:table-cell>
          <table:table-cell table:style-name="ce54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10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85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86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87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88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419cm" draw:caption-point-x="-1.353cm" draw:caption-point-y="2.477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10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5" table:formula="of:=CONCATENATE(&quot;sn(&quot;;MAX(range_sn);&quot;)&quot;)" office:value-type="string" office:string-value="sn(147)">
            <text:p>sn(147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9" office:value-type="string">
            <text:p>*</text:p>
          </table:table-cell>
          <table:table-cell table:style-name="ce59"/>
          <table:table-cell table:style-name="ce60" table:formula="of:=CONCATENATE(&quot;sn(&quot;;MAX([.L2:.L4]);&quot;)&quot;)" office:value-type="string" office:string-value="sn(13)">
            <text:p>sn(13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0" office:value-type="float" office:value="1">
            <text:p>1</text:p>
          </table:table-cell>
          <table:table-cell table:style-name="ce102"/>
          <table:table-cell table:style-name="ce103" office:value-type="string">
            <text:p>f-1</text:p>
          </table:table-cell>
          <table:table-cell table:style-name="ce104"/>
          <table:table-cell table:style-name="ce102" office:value-type="string">
            <text:p>:m music / log / kb / || f-1 patterns chord=C:pattern-1,pattern-2 chord=D:pattern-1,pattern-2</text:p>
          </table:table-cell>
          <table:table-cell table:style-name="ce107" office:value-type="string">
            <text:p>2019-10-03_17-35-28_000.jpg</text:p>
          </table:table-cell>
          <table:table-cell table:style-name="ce101" office:value-type="string">
            <text:p>-</text:p>
          </table:table-cell>
          <table:table-cell table:style-name="ce102" office:value-type="string">
            <text:p>-</text:p>
          </table:table-cell>
          <table:table-cell table:style-name="ce108" office:value-type="date" office:date-value="2019-10-05T11:00:52.35">
            <text:p>2019/10/5 11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0" office:value-type="float" office:value="2">
            <text:p>2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0" office:value-type="float" office:value="3">
            <text:p>3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7" table:number-columns-repeated="2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8" table:formula="of:=NOW()" office:value-type="date" office:date-value="2020-02-04T10:45:13.57">
            <text:p>2020/2/4 10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f-6(--&gt; f-7),practice</text:p>
          </table:table-cell>
          <table:table-cell table:style-name="ce54" office:value-type="string">
            <text:p>R=1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4" office:value-type="string">
            <text:p>f-1,var,chord=C△-&gt;pattern-1;chord=D△-&gt;pattern-1</text:p>
          </table:table-cell>
          <table:table-cell table:style-name="ce54" office:value-type="string">
            <text:p>R=2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4" office:value-type="string">
            <text:p>f-1,var,chord=C△-&gt;pattern-2;chord=D△-&gt;pattern-2</text:p>
          </table:table-cell>
          <table:table-cell table:style-name="ce54" office:value-type="string">
            <text:p>R=3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random</text:p>
          </table:table-cell>
          <table:table-cell table:style-name="ce54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4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72cm" draw:caption-point-x="-1.353cm" draw:caption-point-y="2.27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kb.A2:kb.I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  <table:database-range table:name="range_all_data" table:target-range-address="gt.A2:gt.I16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165" table:on-update-keep-styles="true" table:on-update-keep-size="false"/>
        <table:database-range table:name="range_genre__kb" table:target-range-address="kb.G2:kb.G70"/>
        <table:database-range table:name="range_sn" table:target-range-address="gt.A2:gt.A165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4">2020/02/04</text:date>, <text:time>10:45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2-04T10:45:12.01</dc:date>
    <dc:creator>iwabuchi ken</dc:creator>
    <meta:editing-duration>P6DT20H59M41S</meta:editing-duration>
    <meta:editing-cycles>619</meta:editing-cycles>
    <meta:generator>OpenOffice/4.1.3$Win32 OpenOffice.org_project/413m1$Build-9783</meta:generator>
    <meta:document-statistic meta:table-count="7" meta:cell-count="3872" meta:object-count="0"/>
    <meta:user-defined meta:name="sheets-banding"/>
    <meta:user-defined meta:name="sheets-original-selection"/>
  </office:meta>
</office:document-meta>
</file>